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428d" officeooo:paragraph-rsid="0018428d"/>
    </style:style>
    <style:style style:name="P2" style:family="paragraph" style:parent-style-name="Standard">
      <style:text-properties officeooo:rsid="001a3174" officeooo:paragraph-rsid="001a3174"/>
    </style:style>
    <style:style style:name="P3" style:family="paragraph" style:parent-style-name="Standard">
      <style:text-properties officeooo:rsid="0018428d" officeooo:paragraph-rsid="0018428d"/>
    </style:style>
    <style:style style:name="P4" style:family="paragraph" style:parent-style-name="Standard">
      <style:text-properties officeooo:rsid="001a9822" officeooo:paragraph-rsid="001a9822"/>
    </style:style>
    <style:style style:name="P5" style:family="paragraph" style:parent-style-name="Standard">
      <style:text-properties officeooo:rsid="001adc47" officeooo:paragraph-rsid="001adc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 1.0: mukodo jatek, kezzel rajzolt lab.</text:p>
      <text:p text:style-name="P4">V 2.0: random generalt lab.</text:p>
      <text:p text:style-name="P4">V 2.1: kijarat+bejarat, uj draw fuggv.</text:p>
      <text:p text:style-name="P5">V 2.2: scrollozos</text:p>
      <text:p text:style-name="P1"/>
      <text:p text:style-name="P1"/>
      <text:p text:style-name="P1">Szinek:</text:p>
      <text:p text:style-name="P1"><text:tab/>Szinezett sor / oszlop amelyikben a karakter van</text:p>
      <text:p text:style-name="P1"><text:tab/>karakternek sajat szine</text:p>
      <text:p text:style-name="P1"><text:tab/>kijarat sajat szine</text:p>
      <text:p text:style-name="P1"><text:tab/>bejarat sajat szine</text:p>
      <text:p text:style-name="P1"/>
      <text:p text:style-name="P1">karakter = @ kek</text:p>
      <text:p text:style-name="P1">bejarat = * zold</text:p>
      <text:p text:style-name="P1">falak = # feher</text:p>
      <text:p text:style-name="P1">kijarat = $ piros</text:p>
      <text:p text:style-name="P1">ures = . szurke</text:p>
      <text:p text:style-name="P1"/>
      <text:p text:style-name="P1">limitalt latotavolsag, de ismert a sajat es kijarat koordinata</text:p>
      <text:p text:style-name="P1"/>
      <text:p text:style-name="P1"/>
      <text:p text:style-name="P2">bejerat, kijarat random, es erjen veg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11:35:51.322277277</meta:creation-date>
    <dc:date>2018-06-21T11:29:29.694680960</dc:date>
    <meta:editing-duration>PT3H41M12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6" meta:word-count="74" meta:character-count="422" meta:non-whitespace-character-count="360"/>
  </office:meta>
</office:document-meta>
</file>